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3" calcext:value-type="float">
            <text:p>1593</text:p>
          </table:table-cell>
          <table:table-cell table:style-name="ce7" table:formula="of:=COUNTIF([.B7:.B999998];&quot;X&quot;)" office:value-type="float" office:value="1394" calcext:value-type="float">
            <text:p>1394</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0" calcext:value-type="float">
            <text:p>10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1" calcext:value-type="float">
            <text:p>181</text:p>
          </table:table-cell>
          <table:table-cell table:style-name="ce25" table:formula="of:=SUM([.B2:.F2])" office:value-type="float" office:value="1702" calcext:value-type="float">
            <text:p>17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7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 style:data-style-name="N2" text:time-value="20:53:14.2943184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3T20:54:35.024701487</dc:date>
    <meta:editing-duration>P1DT16H46M6S</meta:editing-duration>
    <meta:editing-cycles>1593</meta:editing-cycles>
    <meta:document-statistic meta:table-count="1" meta:cell-count="9630" meta:object-count="0"/>
  </office:meta>
</office:document-meta>
</file>